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0-basic</text:p>
          </table:table-cell>
          <table:table-cell table:number-columns-repeated="3"/>
          <table:table-cell office:value-type="string" calcext:value-type="string">
            <text:p>6-parallel</text:p>
          </table:table-cell>
          <table:table-cell table:number-columns-repeated="3"/>
          <table:table-cell office:value-type="string" calcext:value-type="string">
            <text:p>7-stationary1</text:p>
          </table:table-cell>
          <table:table-cell table:number-columns-repeated="3"/>
          <table:table-cell office:value-type="string" calcext:value-type="string">
            <text:p>test1</text:p>
          </table:table-cell>
          <table:table-cell table:number-columns-repeated="3"/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8" calcext:value-type="float">
            <text:p>0.628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23" calcext:value-type="float">
            <text:p>1.32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51" calcext:value-type="float">
            <text:p>0.65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1" calcext:value-type="float">
            <text:p>1.36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45" calcext:value-type="float">
            <text:p>0.645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18" calcext:value-type="float">
            <text:p>1.3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58" calcext:value-type="float">
            <text:p>1.35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11" calcext:value-type="float">
            <text:p>0.61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59" calcext:value-type="float">
            <text:p>1.35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02" calcext:value-type="float">
            <text:p>0.602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52" calcext:value-type="float">
            <text:p>1.35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39" calcext:value-type="float">
            <text:p>0.639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22" calcext:value-type="float">
            <text:p>1.3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326" calcext:value-type="float">
            <text:p>1.32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643" calcext:value-type="float">
            <text:p>0.643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371" calcext:value-type="float">
            <text:p>1.37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39" calcext:value-type="float">
            <text:p>0.639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362" calcext:value-type="float">
            <text:p>1.36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0.0052" calcext:value-type="float">
            <text:p>0.0052</text:p>
          </table:table-cell>
          <table:table-cell table:formula="of:=AVERAGE([.C3:.C12])" office:value-type="float" office:value="0.006" calcext:value-type="float">
            <text:p>0.006</text:p>
          </table:table-cell>
          <table:table-cell/>
          <table:table-cell office:value-type="string" calcext:value-type="string">
            <text:p>avg</text:p>
          </table:table-cell>
          <table:table-cell table:formula="of:=AVERAGE([.F3:.F12])" office:value-type="float" office:value="0.0059" calcext:value-type="float">
            <text:p>0.0059</text:p>
          </table:table-cell>
          <table:table-cell table:formula="of:=AVERAGE([.G3:.G12])" office:value-type="float" office:value="0.0058" calcext:value-type="float">
            <text:p>0.0058</text:p>
          </table:table-cell>
          <table:table-cell/>
          <table:table-cell office:value-type="string" calcext:value-type="string">
            <text:p>avg</text:p>
          </table:table-cell>
          <table:table-cell table:formula="of:=AVERAGE([.J3:.J12])" office:value-type="float" office:value="0.0061" calcext:value-type="float">
            <text:p>0.0061</text:p>
          </table:table-cell>
          <table:table-cell table:formula="of:=AVERAGE([.K3:.K12])" office:value-type="float" office:value="0.0058" calcext:value-type="float">
            <text:p>0.0058</text:p>
          </table:table-cell>
          <table:table-cell/>
          <table:table-cell office:value-type="string" calcext:value-type="string">
            <text:p>avg</text:p>
          </table:table-cell>
          <table:table-cell table:formula="of:=AVERAGE([.N3:.N12])" office:value-type="float" office:value="0.6266" calcext:value-type="float">
            <text:p>0.6266</text:p>
          </table:table-cell>
          <table:table-cell table:formula="of:=AVERAGE([.O3:.O12])" office:value-type="float" office:value="0.0103" calcext:value-type="float">
            <text:p>0.0103</text:p>
          </table:table-cell>
          <table:table-cell/>
          <table:table-cell office:value-type="string" calcext:value-type="string">
            <text:p>avg</text:p>
          </table:table-cell>
          <table:table-cell table:formula="of:=AVERAGE([.R3:.R12])" office:value-type="float" office:value="1.3452" calcext:value-type="float">
            <text:p>1.3452</text:p>
          </table:table-cell>
          <table:table-cell table:formula="of:=AVERAGE([.S3:.S12])"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2])" office:value-type="float" office:value="0.00175119007154183" calcext:value-type="float">
            <text:p>0.00175119007154183</text:p>
          </table:table-cell>
          <table:table-cell table:formula="of:=STDEV([.C3:.C12])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F3:.F12])" office:value-type="float" office:value="0.00218326971917504" calcext:value-type="float">
            <text:p>0.00218326971917504</text:p>
          </table:table-cell>
          <table:table-cell table:formula="of:=STDEV([.G3:.G12])" office:value-type="float" office:value="0.00214993539954628" calcext:value-type="float">
            <text:p>0.00214993539954628</text:p>
          </table:table-cell>
          <table:table-cell/>
          <table:table-cell office:value-type="string" calcext:value-type="string">
            <text:p>std</text:p>
          </table:table-cell>
          <table:table-cell table:formula="of:=STDEV([.J3:.J12])" office:value-type="float" office:value="0.00119721899973786" calcext:value-type="float">
            <text:p>0.00119721899973786</text:p>
          </table:table-cell>
          <table:table-cell table:formula="of:=STDEV([.K3:.K12])" office:value-type="float" office:value="0.0013984117975602" calcext:value-type="float">
            <text:p>0.0013984117975602</text:p>
          </table:table-cell>
          <table:table-cell/>
          <table:table-cell office:value-type="string" calcext:value-type="string">
            <text:p>std</text:p>
          </table:table-cell>
          <table:table-cell table:formula="of:=STDEV([.N3:.N12])" office:value-type="float" office:value="0.0193918654194083" calcext:value-type="float">
            <text:p>0.0193918654194083</text:p>
          </table:table-cell>
          <table:table-cell table:formula="of:=STDEV([.O3:.O12])" office:value-type="float" office:value="0.00226323269290239" calcext:value-type="float">
            <text:p>0.00226323269290239</text:p>
          </table:table-cell>
          <table:table-cell/>
          <table:table-cell office:value-type="string" calcext:value-type="string">
            <text:p>std</text:p>
          </table:table-cell>
          <table:table-cell table:formula="of:=STDEV([.R3:.R13])" office:value-type="float" office:value="0.0193328735577513" calcext:value-type="float">
            <text:p>0.0193328735577513</text:p>
          </table:table-cell>
          <table:table-cell table:formula="of:=STDEV([.S3:.S12])" office:value-type="float" office:value="0.00429987079909256" calcext:value-type="float">
            <text:p>0.00429987079909256</text:p>
          </table:table-cell>
        </table:table-row>
      </table:table>
      <table:table table:name="ram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0-basic</text:p>
          </table:table-cell>
          <table:table-cell table:number-columns-repeated="3"/>
          <table:table-cell office:value-type="string" calcext:value-type="string">
            <text:p>6-parallel</text:p>
          </table:table-cell>
          <table:table-cell table:number-columns-repeated="3"/>
          <table:table-cell office:value-type="string" calcext:value-type="string">
            <text:p>7-stationary1</text:p>
          </table:table-cell>
          <table:table-cell table:number-columns-repeated="3"/>
          <table:table-cell office:value-type="string" calcext:value-type="string">
            <text:p>test1</text:p>
          </table:table-cell>
          <table:table-cell table:number-columns-repeated="3"/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1" calcext:value-type="float">
            <text:p>1</text:p>
          </table:table-cell>
          <table:table-cell table:formula="of:=249052/1024" office:value-type="float" office:value="243.21484375" calcext:value-type="float">
            <text:p>243.2148437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1" calcext:value-type="float">
            <text:p>1</text:p>
          </table:table-cell>
          <table:table-cell table:formula="of:=536328/1024" office:value-type="float" office:value="523.7578125" calcext:value-type="float">
            <text:p>523.75781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7964/1024" office:value-type="float" office:value="7.77734375" calcext:value-type="float">
            <text:p>7.7773437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2" calcext:value-type="float">
            <text:p>2</text:p>
          </table:table-cell>
          <table:table-cell table:formula="of:=7964/1024" office:value-type="float" office:value="7.77734375" calcext:value-type="float">
            <text:p>7.7773437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2" calcext:value-type="float">
            <text:p>2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2" calcext:value-type="float">
            <text:p>2</text:p>
          </table:table-cell>
          <table:table-cell table:formula="of:=247956/1024" office:value-type="float" office:value="242.14453125" calcext:value-type="float">
            <text:p>242.144531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2" calcext:value-type="float">
            <text:p>2</text:p>
          </table:table-cell>
          <table:table-cell table:formula="of:=536408/1024" office:value-type="float" office:value="523.8359375" calcext:value-type="float">
            <text:p>523.835937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3" calcext:value-type="float">
            <text:p>3</text:p>
          </table:table-cell>
          <table:table-cell table:formula="of:=248080/1024" office:value-type="float" office:value="242.265625" calcext:value-type="float">
            <text:p>242.2656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3" calcext:value-type="float">
            <text:p>3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4" calcext:value-type="float">
            <text:p>4</text:p>
          </table:table-cell>
          <table:table-cell table:formula="of:=249104/1024" office:value-type="float" office:value="243.265625" calcext:value-type="float">
            <text:p>243.2656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4" calcext:value-type="float">
            <text:p>4</text:p>
          </table:table-cell>
          <table:table-cell table:formula="of:=536280/1024" office:value-type="float" office:value="523.7109375" calcext:value-type="float">
            <text:p>523.710937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5" calcext:value-type="float">
            <text:p>5</text:p>
          </table:table-cell>
          <table:table-cell table:formula="of:=248144/1024" office:value-type="float" office:value="242.328125" calcext:value-type="float">
            <text:p>242.3281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5" calcext:value-type="float">
            <text:p>5</text:p>
          </table:table-cell>
          <table:table-cell table:formula="of:=533672/1024" office:value-type="float" office:value="521.1640625" calcext:value-type="float">
            <text:p>521.16406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6" calcext:value-type="float">
            <text:p>6</text:p>
          </table:table-cell>
          <table:table-cell table:formula="of:=248076/1024" office:value-type="float" office:value="242.26171875" calcext:value-type="float">
            <text:p>242.2617187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6" calcext:value-type="float">
            <text:p>6</text:p>
          </table:table-cell>
          <table:table-cell table:formula="of:=533772/1024" office:value-type="float" office:value="521.26171875" calcext:value-type="float">
            <text:p>521.2617187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7" calcext:value-type="float">
            <text:p>7</text:p>
          </table:table-cell>
          <table:table-cell table:formula="of:=248020/1024" office:value-type="float" office:value="242.20703125" calcext:value-type="float">
            <text:p>242.207031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7" calcext:value-type="float">
            <text:p>7</text:p>
          </table:table-cell>
          <table:table-cell table:formula="of:=533644/1024" office:value-type="float" office:value="521.13671875" calcext:value-type="float">
            <text:p>521.1367187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8" calcext:value-type="float">
            <text:p>8</text:p>
          </table:table-cell>
          <table:table-cell table:formula="of:=248116/1024" office:value-type="float" office:value="242.30078125" calcext:value-type="float">
            <text:p>242.300781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8" calcext:value-type="float">
            <text:p>8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9" calcext:value-type="float">
            <text:p>9</text:p>
          </table:table-cell>
          <table:table-cell table:formula="of:=249144/1024" office:value-type="float" office:value="243.3046875" calcext:value-type="float">
            <text:p>243.304687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9" calcext:value-type="float">
            <text:p>9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247960/1024" office:value-type="float" office:value="242.1484375" calcext:value-type="float">
            <text:p>242.148437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533712/1024" office:value-type="float" office:value="521.203125" calcext:value-type="float">
            <text:p>521.2031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7.710546875" calcext:value-type="float">
            <text:p>7.710546875</text:p>
          </table:table-cell>
          <table:table-cell table:formula="of:=AVERAGE([.C3:.C12])" office:value-type="float" office:value="5.75391" calcext:value-type="float">
            <text:p>5.75391</text:p>
          </table:table-cell>
          <table:table-cell/>
          <table:table-cell office:value-type="string" calcext:value-type="string">
            <text:p>avg</text:p>
          </table:table-cell>
          <table:table-cell table:formula="of:=AVERAGE([.F3:.F12])" office:value-type="float" office:value="7.710546875" calcext:value-type="float">
            <text:p>7.710546875</text:p>
          </table:table-cell>
          <table:table-cell table:formula="of:=AVERAGE([.G3:.G12])" office:value-type="float" office:value="5.75781" calcext:value-type="float">
            <text:p>5.75781</text:p>
          </table:table-cell>
          <table:table-cell/>
          <table:table-cell office:value-type="string" calcext:value-type="string">
            <text:p>avg</text:p>
          </table:table-cell>
          <table:table-cell table:formula="of:=AVERAGE([.J3:.J12])" office:value-type="float" office:value="7.703125" calcext:value-type="float">
            <text:p>7.703125</text:p>
          </table:table-cell>
          <table:table-cell table:formula="of:=AVERAGE([.K3:.K12])" office:value-type="float" office:value="5.75781" calcext:value-type="float">
            <text:p>5.75781</text:p>
          </table:table-cell>
          <table:table-cell/>
          <table:table-cell office:value-type="string" calcext:value-type="string">
            <text:p>avg</text:p>
          </table:table-cell>
          <table:table-cell table:formula="of:=AVERAGE([.N3:.N12])" office:value-type="float" office:value="242.544140625" calcext:value-type="float">
            <text:p>242.544140625</text:p>
          </table:table-cell>
          <table:table-cell table:formula="of:=AVERAGE([.O3:.O12])" office:value-type="float" office:value="5.63672" calcext:value-type="float">
            <text:p>5.63672</text:p>
          </table:table-cell>
          <table:table-cell/>
          <table:table-cell office:value-type="string" calcext:value-type="string">
            <text:p>avg</text:p>
          </table:table-cell>
          <table:table-cell table:formula="of:=AVERAGE([.R3:.R12])" office:value-type="float" office:value="522.728515625" calcext:value-type="float">
            <text:p>522.728515625</text:p>
          </table:table-cell>
          <table:table-cell table:formula="of:=AVERAGE([.S3:.S12])" office:value-type="float" office:value="5.63672" calcext:value-type="float">
            <text:p>5.6367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2])" office:value-type="float" office:value="0.0234700295090622" calcext:value-type="float">
            <text:p>0.0234700295090622</text:p>
          </table:table-cell>
          <table:table-cell table:formula="of:=STDEV([.C3:.C12])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F3:.F12])" office:value-type="float" office:value="0.0234700295090622" calcext:value-type="float">
            <text:p>0.0234700295090622</text:p>
          </table:table-cell>
          <table:table-cell table:formula="of:=STDEV([.G3:.G12])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J3:.J12])" office:value-type="float" office:value="0" calcext:value-type="float">
            <text:p>0</text:p>
          </table:table-cell>
          <table:table-cell table:formula="of:=STDEV([.K3:.K12])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N3:.N12])" office:value-type="float" office:value="0.4991041847655" calcext:value-type="float">
            <text:p>0.4991041847655</text:p>
          </table:table-cell>
          <table:table-cell table:formula="of:=STDEV([.O3:.O12])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R3:.R12])" office:value-type="float" office:value="1.32369467618382" calcext:value-type="float">
            <text:p>1.32369467618382</text:p>
          </table:table-cell>
          <table:table-cell table:formula="of:=STDEV([.S3:.S1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3:51:29.3846537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2:27:20.599715409</meta:creation-date>
    <dc:date>2022-01-05T14:17:55.766981460</dc:date>
    <meta:editing-duration>PT1H26M45S</meta:editing-duration>
    <meta:editing-cycles>40</meta:editing-cycles>
    <meta:generator>LibreOffice/7.2.4.1$Linux_X86_64 LibreOffice_project/20$Build-1</meta:generator>
    <meta:document-statistic meta:table-count="2" meta:cell-count="390" meta:object-count="0"/>
    <meta:user-defined meta:name="qrichtext">1</meta:user-defined>
  </office:meta>
</office:document-meta>
</file>